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19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13.35mm"/>
    </style:style>
    <style:style style:name="co4" style:family="table-column">
      <style:table-column-properties fo:break-before="auto" style:column-width="17.66mm"/>
    </style:style>
    <style:style style:name="co5" style:family="table-column">
      <style:table-column-properties fo:break-before="auto" style:column-width="17.04mm"/>
    </style:style>
    <style:style style:name="co6" style:family="table-column">
      <style:table-column-properties fo:break-before="auto" style:column-width="10.58mm"/>
    </style:style>
    <style:style style:name="co7" style:family="table-column">
      <style:table-column-properties fo:break-before="auto" style:column-width="11.5mm"/>
    </style:style>
    <style:style style:name="co8" style:family="table-column">
      <style:table-column-properties fo:break-before="auto" style:column-width="19.81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89.5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font-name="Verdana" fo:font-size="10pt" style:font-size-asian="10pt" style:font-size-complex="10pt"/>
    </style:style>
    <style:style style:name="ce3" style:family="table-cell" style:parent-style-name="Default">
      <style:text-properties style:font-name="Verdana" fo:font-size="10pt" style:font-size-asian="10pt" style:font-size-complex="10pt"/>
    </style:style>
    <style:style style:name="ce4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37">
      <style:text-properties style:use-window-font-color="true" style:font-name="Verdana" fo:font-size="10pt" style:font-size-asian="10pt" style:font-size-complex="10pt"/>
    </style:style>
    <style:style style:name="ce6" style:family="table-cell" style:parent-style-name="Default" style:data-style-name="N0"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fo:color="#6666ff" style:font-name="Verdana" fo:font-size="10pt" style:text-underline-style="solid" style:text-underline-width="auto" style:text-underline-color="font-color" style:font-size-asian="10pt" style:font-size-complex="10pt"/>
    </style:style>
    <style:style style:name="ce8" style:family="table-cell" style:parent-style-name="Default" style:data-style-name="N0">
      <style:text-properties fo:color="#6666ff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2"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2">
      <style:text-properties style:use-window-font-color="true" style:font-name="Verdana" fo:font-size="10pt" style:font-size-asian="10pt" style:font-size-complex="10pt"/>
    </style:style>
    <style:style style:name="ce11" style:family="table-cell" style:parent-style-name="Default" style:data-style-name="N112">
      <style:text-properties style:font-name="Verdana" fo:font-size="10pt" style:font-size-asian="10pt" style:font-size-complex="10pt"/>
    </style:style>
    <style:style style:name="ce12" style:family="table-cell" style:parent-style-name="Default" style:data-style-name="N112">
      <style:text-properties style:use-window-font-color="true" style:font-name="Verdana" fo:font-size="10pt" style:font-size-asian="10pt" style:font-size-complex="10pt"/>
    </style:style>
    <style:style style:name="ce13" style:family="table-cell" style:parent-style-name="Default" style:data-style-name="N112">
      <style:text-properties style:font-name="Verdan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9"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9">
      <style:text-properties style:use-window-font-color="true" style:font-name="Verdana" fo:font-size="10pt" style:font-size-asian="10pt" style:font-size-complex="10pt"/>
    </style:style>
    <style:style style:name="ce16" style:family="table-cell" style:parent-style-name="Default" style:data-style-name="N109">
      <style:text-properties style:font-name="Verdana" fo:font-size="10pt" style:font-size-asian="10pt" style:font-size-complex="10pt"/>
    </style:style>
    <style:style style:name="ce17" style:family="table-cell" style:parent-style-name="Default" style:data-style-name="N109">
      <style:text-properties style:font-name="Verdana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erdana" style:font-name-asian="Verdana" style:font-name-complex="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2"/>
        <table:table-column table:style-name="co8" table:default-cell-style-name="ce10"/>
        <table:table-column table:style-name="co9" table:default-cell-style-name="ce10"/>
        <table:table-column table:style-name="co10" table:default-cell-style-name="ce2"/>
        <table:table-column table:style-name="co6" table:default-cell-style-name="ce7"/>
        <table:table-column table:style-name="co7" table:default-cell-style-name="ce2"/>
        <table:table-column table:style-name="co8" table:default-cell-style-name="ce15"/>
        <table:table-column table:style-name="co11" table:default-cell-style-name="ce15"/>
        <table:table-column table:style-name="co12" table:default-cell-style-name="ce2"/>
        <table:table-column table:style-name="co6" table:default-cell-style-name="ce2"/>
        <table:table-column table:style-name="co8" table:default-cell-style-name="ce15"/>
        <table:table-column table:style-name="co11" table:default-cell-style-name="ce15"/>
        <table:table-column table:style-name="co13" table:default-cell-style-name="ce2"/>
        <table:table-column table:style-name="co14" table:number-columns-repeated="1004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office:annotation draw:style-name="gr1" draw:text-style-name="P2" svg:width="28.99mm" svg:height="13.86mm" svg:x="139.43mm" svg:y="0mm" draw:caption-point-x="-6.1mm" draw:caption-point-y="0.1mm">
              <dc:date>2016-10-08T00:00:00</dc:date>
              <text:p text:style-name="P1"><text:span text:style-name="T1">Did I create an Eagle Library for this part?</text:span></text:p>
            </office:annotation>
            <text:p>LBR?</text:p>
          </table:table-cell>
          <table:table-cell table:style-name="ce1" office:value-type="string" calcext:value-type="string">
            <text:p>Pkg</text:p>
          </table:table-cell>
          <table:table-cell table:style-name="ce1" office:value-type="string" calcext:value-type="string">
            <text:p><text:a xlink:href="http://www.taydaelectronics.com/" xlink:type="simple">Tayda</text:a></text:p>
          </table:table-cell>
          <table:table-cell table:style-name="ce6" office:value-type="string" calcext:value-type="string">
            <text:p>link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Price ea</text:p>
          </table:table-cell>
          <table:table-cell table:style-name="ce9" office:value-type="string" calcext:value-type="string">
            <text:p>Total</text:p>
          </table:table-cell>
          <table:table-cell table:style-name="ce1" office:value-type="string" calcext:value-type="string">
            <text:p><text:a xlink:href="http://nl.farnell.com/" xlink:type="simple">Farnell</text:a></text:p>
          </table:table-cell>
          <table:table-cell table:style-name="ce6" office:value-type="string" calcext:value-type="string">
            <text:p>link</text:p>
          </table:table-cell>
          <table:table-cell table:style-name="ce1" office:value-type="string" calcext:value-type="string">
            <text:p>Qty</text:p>
          </table:table-cell>
          <table:table-cell table:style-name="ce14" office:value-type="string" calcext:value-type="string">
            <text:p>Price ea</text:p>
          </table:table-cell>
          <table:table-cell table:style-name="ce14" office:value-type="string" calcext:value-type="string">
            <text:p>Tot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Qty</text:p>
          </table:table-cell>
          <table:table-cell table:style-name="ce14" office:value-type="string" calcext:value-type="string">
            <text:p>Price ea</text:p>
          </table:table-cell>
          <table:table-cell table:style-name="ce14" office:value-type="string" calcext:value-type="string">
            <text:p>Total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C1, C2, C5, C6, C12</text:p>
          </table:table-cell>
          <table:table-cell office:value-type="string" calcext:value-type="string">
            <text:p>50V 100nF ceramic</text:p>
          </table:table-cell>
          <table:table-cell/>
          <table:table-cell table:style-name="ce5" table:formula="of:=&quot;3-4&quot;" office:value-type="string" office:string-value="3-4" calcext:value-type="string">
            <text:p>3-4</text:p>
          </table:table-cell>
          <table:table-cell office:value-type="string" calcext:value-type="string">
            <text:p>A-553</text:p>
          </table:table-cell>
          <table:table-cell table:formula="of:=IF(ISBLANK([.E2]);&quot;&quot;;HYPERLINK(&quot;http://www.taydaelectronics.com/catalogsearch/result/?q=&quot; &amp; [.E2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style-name="ce12" table:formula="of:=[.G2]*[.H2]" office:value-type="currency" office:currency="USD" office:value="0.1" calcext:value-type="currency">
            <text:p>$ 0,10</text:p>
          </table:table-cell>
          <table:table-cell office:value-type="float" office:value="1141777" calcext:value-type="float">
            <text:p>1141777</text:p>
          </table:table-cell>
          <table:table-cell table:formula="of:=IF(ISBLANK([.J2]);&quot;&quot;;HYPERLINK(&quot;http://nl.farnell.com/&quot; &amp; [.J2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731" calcext:value-type="currency">
            <text:p>€ 0,07</text:p>
          </table:table-cell>
          <table:table-cell table:formula="of:=[.L2]*[.M2]" office:value-type="currency" office:currency="EUR" office:value="0.731" calcext:value-type="currency">
            <text:p>€ 0,73</text:p>
          </table:table-cell>
          <table:table-cell table:number-columns-repeated="3"/>
          <table:table-cell table:formula="of:=[.P2]*[.Q2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3, C4</text:p>
          </table:table-cell>
          <table:table-cell office:value-type="string" calcext:value-type="string">
            <text:p>50V 27pF ceramic</text:p>
          </table:table-cell>
          <table:table-cell/>
          <table:table-cell table:style-name="ce5" table:formula="of:=&quot;3-4&quot;" office:value-type="string" office:string-value="3-4" calcext:value-type="string">
            <text:p>3-4</text:p>
          </table:table-cell>
          <table:table-cell office:value-type="string" calcext:value-type="string">
            <text:p>A-524</text:p>
          </table:table-cell>
          <table:table-cell table:formula="of:=IF(ISBLANK([.E3]);&quot;&quot;;HYPERLINK(&quot;http://www.taydaelectronics.com/catalogsearch/result/?q=&quot; &amp; [.E3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3]*[.H3]" office:value-type="currency" office:currency="USD" office:value="0.1" calcext:value-type="currency">
            <text:p>$ 0,10</text:p>
          </table:table-cell>
          <table:table-cell office:value-type="float" office:value="2575647" calcext:value-type="float">
            <text:p>2575647</text:p>
          </table:table-cell>
          <table:table-cell table:formula="of:=IF(ISBLANK([.J3]);&quot;&quot;;HYPERLINK(&quot;http://nl.farnell.com/&quot; &amp; [.J3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96" calcext:value-type="currency">
            <text:p>€ 0,30</text:p>
          </table:table-cell>
          <table:table-cell table:formula="of:=[.L3]*[.M3]" office:value-type="currency" office:currency="EUR" office:value="0.592" calcext:value-type="currency">
            <text:p>€ 0,59</text:p>
          </table:table-cell>
          <table:table-cell table:number-columns-repeated="3"/>
          <table:table-cell table:formula="of:=[.P3]*[.Q3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7, C8</text:p>
          </table:table-cell>
          <table:table-cell office:value-type="string" calcext:value-type="string">
            <text:p>50V 560pF ceramic</text:p>
          </table:table-cell>
          <table:table-cell/>
          <table:table-cell table:style-name="ce5" table:formula="of:=&quot;3-4&quot;" office:value-type="string" office:string-value="3-4" calcext:value-type="string">
            <text:p>3-4</text:p>
          </table:table-cell>
          <table:table-cell office:value-type="string" calcext:value-type="string">
            <text:p>A-540</text:p>
          </table:table-cell>
          <table:table-cell table:formula="of:=IF(ISBLANK([.E4]);&quot;&quot;;HYPERLINK(&quot;http://www.taydaelectronics.com/catalogsearch/result/?q=&quot; &amp; [.E4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4]*[.H4]" office:value-type="currency" office:currency="USD" office:value="0.1" calcext:value-type="currency">
            <text:p>$ 0,10</text:p>
          </table:table-cell>
          <table:table-cell office:value-type="float" office:value="1740554" calcext:value-type="float">
            <text:p>1740554</text:p>
          </table:table-cell>
          <table:table-cell table:formula="of:=IF(ISBLANK([.J4]);&quot;&quot;;HYPERLINK(&quot;http://nl.farnell.com/&quot; &amp; [.J4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59" calcext:value-type="currency">
            <text:p>€ 0,76</text:p>
          </table:table-cell>
          <table:table-cell table:formula="of:=[.L4]*[.M4]" office:value-type="currency" office:currency="EUR" office:value="1.518" calcext:value-type="currency">
            <text:p>€ 1,52</text:p>
          </table:table-cell>
          <table:table-cell table:number-columns-repeated="3"/>
          <table:table-cell table:formula="of:=[.P4]*[.Q4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50V 2.2uF aluminium</text:p>
          </table:table-cell>
          <table:table-cell/>
          <table:table-cell table:formula="of:=&quot;2-5&quot;" office:value-type="string" office:string-value="2-5" calcext:value-type="string">
            <text:p>2-5</text:p>
          </table:table-cell>
          <table:table-cell/>
          <table:table-cell table:formula="of:=IF(ISBLANK([.E5]);&quot;&quot;;HYPERLINK(&quot;http://www.taydaelectronics.com/catalogsearch/result/?q=&quot; &amp; [.E5];&quot;link&quot;))">
            <text:p/>
          </table:table-cell>
          <table:table-cell table:number-columns-repeated="2"/>
          <table:table-cell table:formula="of:=[.G5]*[.H5]" office:value-type="currency" office:currency="USD" office:value="0" calcext:value-type="currency">
            <text:p>$ 0,00</text:p>
          </table:table-cell>
          <table:table-cell office:value-type="float" office:value="2079140" calcext:value-type="float">
            <text:p>2079140</text:p>
          </table:table-cell>
          <table:table-cell table:formula="of:=IF(ISBLANK([.J5]);&quot;&quot;;HYPERLINK(&quot;http://nl.farnell.com/&quot; &amp; [.J5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14" calcext:value-type="currency">
            <text:p>€ 0,31</text:p>
          </table:table-cell>
          <table:table-cell table:formula="of:=[.L5]*[.M5]" office:value-type="currency" office:currency="EUR" office:value="0.314" calcext:value-type="currency">
            <text:p>€ 0,31</text:p>
          </table:table-cell>
          <table:table-cell table:number-columns-repeated="3"/>
          <table:table-cell table:formula="of:=[.P5]*[.Q5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10, C11</text:p>
          </table:table-cell>
          <table:table-cell office:value-type="string" calcext:value-type="string">
            <text:p>25V 4.7uF tantalum</text:p>
          </table:table-cell>
          <table:table-cell/>
          <table:table-cell table:formula="of:=&quot;2.5-?&quot;" office:value-type="string" office:string-value="2.5-?" calcext:value-type="string">
            <text:p>2.5-?</text:p>
          </table:table-cell>
          <table:table-cell office:value-type="string" calcext:value-type="string">
            <text:p>A-1609</text:p>
          </table:table-cell>
          <table:table-cell table:formula="of:=IF(ISBLANK([.E6]);&quot;&quot;;HYPERLINK(&quot;http://www.taydaelectronics.com/catalogsearch/result/?q=&quot; &amp; [.E6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6" calcext:value-type="currency">
            <text:p>$ 0,16</text:p>
          </table:table-cell>
          <table:table-cell table:formula="of:=[.G6]*[.H6]" office:value-type="currency" office:currency="USD" office:value="0.32" calcext:value-type="currency">
            <text:p>$ 0,32</text:p>
          </table:table-cell>
          <table:table-cell office:value-type="float" office:value="9708324" calcext:value-type="float">
            <text:p>9708324</text:p>
          </table:table-cell>
          <table:table-cell table:formula="of:=IF(ISBLANK([.J6]);&quot;&quot;;HYPERLINK(&quot;http://nl.farnell.com/&quot; &amp; [.J6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9" calcext:value-type="currency">
            <text:p>€ 0,69</text:p>
          </table:table-cell>
          <table:table-cell table:formula="of:=[.L6]*[.M6]" office:value-type="currency" office:currency="EUR" office:value="1.38" calcext:value-type="currency">
            <text:p>€ 1,38</text:p>
          </table:table-cell>
          <table:table-cell table:number-columns-repeated="3"/>
          <table:table-cell table:formula="of:=[.P6]*[.Q6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/>
          <table:table-cell office:value-type="string" calcext:value-type="string">
            <text:p>DO-41</text:p>
          </table:table-cell>
          <table:table-cell office:value-type="string" calcext:value-type="string">
            <text:p>A-162</text:p>
          </table:table-cell>
          <table:table-cell table:formula="of:=IF(ISBLANK([.E7]);&quot;&quot;;HYPERLINK(&quot;http://www.taydaelectronics.com/catalogsearch/result/?q=&quot; &amp; [.E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2" calcext:value-type="currency">
            <text:p>$ 0,02</text:p>
          </table:table-cell>
          <table:table-cell table:formula="of:=[.G7]*[.H7]" office:value-type="currency" office:currency="USD" office:value="0.02" calcext:value-type="currency">
            <text:p>$ 0,02</text:p>
          </table:table-cell>
          <table:table-cell office:value-type="float" office:value="1843694" calcext:value-type="float">
            <text:p>1843694</text:p>
          </table:table-cell>
          <table:table-cell table:formula="of:=IF(ISBLANK([.J7]);&quot;&quot;;HYPERLINK(&quot;http://nl.farnell.com/&quot; &amp; [.J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86" calcext:value-type="currency">
            <text:p>€ 0,19</text:p>
          </table:table-cell>
          <table:table-cell table:formula="of:=[.L7]*[.M7]" office:value-type="currency" office:currency="EUR" office:value="0.186" calcext:value-type="currency">
            <text:p>€ 0,19</text:p>
          </table:table-cell>
          <table:table-cell table:number-columns-repeated="3"/>
          <table:table-cell table:formula="of:=[.P7]*[.Q7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2, D3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DO-35</text:p>
          </table:table-cell>
          <table:table-cell office:value-type="string" calcext:value-type="string">
            <text:p>A-157</text:p>
          </table:table-cell>
          <table:table-cell table:formula="of:=IF(ISBLANK([.E8]);&quot;&quot;;HYPERLINK(&quot;http://www.taydaelectronics.com/catalogsearch/result/?q=&quot; &amp; [.E8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8]*[.H8]" office:value-type="currency" office:currency="USD" office:value="0.02" calcext:value-type="currency">
            <text:p>$ 0,02</text:p>
          </table:table-cell>
          <table:table-cell office:value-type="float" office:value="9565124" calcext:value-type="float">
            <text:p>9565124</text:p>
          </table:table-cell>
          <table:table-cell table:formula="of:=IF(ISBLANK([.J8]);&quot;&quot;;HYPERLINK(&quot;http://nl.farnell.com/&quot; &amp; [.J8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03" calcext:value-type="currency">
            <text:p>€ 0,02</text:p>
          </table:table-cell>
          <table:table-cell table:formula="of:=[.L8]*[.M8]" office:value-type="currency" office:currency="EUR" office:value="0.0406" calcext:value-type="currency">
            <text:p>€ 0,04</text:p>
          </table:table-cell>
          <table:table-cell table:number-columns-repeated="3"/>
          <table:table-cell table:formula="of:=[.P8]*[.Q8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4, D5, D6, D7, D8</text:p>
          </table:table-cell>
          <table:table-cell office:value-type="string" calcext:value-type="string">
            <text:p>LED 5mm gre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1553</text:p>
          </table:table-cell>
          <table:table-cell table:formula="of:=IF(ISBLANK([.E9]);&quot;&quot;;HYPERLINK(&quot;http://www.taydaelectronics.com/catalogsearch/result/?q=&quot; &amp; [.E9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" calcext:value-type="currency">
            <text:p>$ 0,03</text:p>
          </table:table-cell>
          <table:table-cell table:formula="of:=[.G9]*[.H9]" office:value-type="currency" office:currency="USD" office:value="0.15" calcext:value-type="currency">
            <text:p>$ 0,15</text:p>
          </table:table-cell>
          <table:table-cell office:value-type="float" office:value="2112108" calcext:value-type="float">
            <text:p>2112108</text:p>
          </table:table-cell>
          <table:table-cell table:formula="of:=IF(ISBLANK([.J9]);&quot;&quot;;HYPERLINK(&quot;http://nl.farnell.com/&quot; &amp; [.J9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.L9]*[.M9]" office:value-type="currency" office:currency="EUR" office:value="1.075" calcext:value-type="currency">
            <text:p>€ 1,08</text:p>
          </table:table-cell>
          <table:table-cell table:number-columns-repeated="3"/>
          <table:table-cell table:formula="of:=[.P9]*[.Q9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CB Fuseholder with cov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5015</text:p>
          </table:table-cell>
          <table:table-cell table:formula="of:=IF(ISBLANK([.E10]);&quot;&quot;;HYPERLINK(&quot;http://www.taydaelectronics.com/catalogsearch/result/?q=&quot; &amp; [.E10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6" calcext:value-type="currency">
            <text:p>$ 0,16</text:p>
          </table:table-cell>
          <table:table-cell table:formula="of:=[.G10]*[.H10]" office:value-type="currency" office:currency="USD" office:value="0.16" calcext:value-type="currency">
            <text:p>$ 0,16</text:p>
          </table:table-cell>
          <table:table-cell office:value-type="float" office:value="1162740" calcext:value-type="float">
            <text:p>1162740</text:p>
          </table:table-cell>
          <table:table-cell table:formula="of:=IF(ISBLANK([.J10]);&quot;&quot;;HYPERLINK(&quot;http://nl.farnell.com/&quot; &amp; [.J10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63" calcext:value-type="currency">
            <text:p>€ 0,56</text:p>
          </table:table-cell>
          <table:table-cell table:formula="of:=[.L10]*[.M10]" office:value-type="currency" office:currency="EUR" office:value="0.563" calcext:value-type="currency">
            <text:p>€ 0,56</text:p>
          </table:table-cell>
          <table:table-cell table:number-columns-repeated="3"/>
          <table:table-cell table:formula="of:=[.P10]*[.Q10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formula="of:=IF(ISBLANK([.E11]);&quot;&quot;;HYPERLINK(&quot;http://www.taydaelectronics.com/catalogsearch/result/?q=&quot; &amp; [.E11];&quot;link&quot;))">
            <text:p/>
          </table:table-cell>
          <table:table-cell table:number-columns-repeated="3"/>
          <table:table-cell office:value-type="float" office:value="1176774" calcext:value-type="float">
            <text:p>1176774</text:p>
          </table:table-cell>
          <table:table-cell table:formula="of:=IF(ISBLANK([.J11]);&quot;&quot;;HYPERLINK(&quot;http://nl.farnell.com/&quot; &amp; [.J11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66" calcext:value-type="currency">
            <text:p>€ 0,67</text:p>
          </table:table-cell>
          <table:table-cell table:formula="of:=[.L11]*[.M11]" office:value-type="currency" office:currency="EUR" office:value="0.666" calcext:value-type="currency">
            <text:p>€ 0,67</text:p>
          </table:table-cell>
          <table:table-cell table:number-columns-repeated="3"/>
          <table:table-cell table:formula="of:=[.P11]*[.Q11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 text:c="4"/>Fuse 315mA fast 5x20mm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-359</text:p>
          </table:table-cell>
          <table:table-cell table:formula="of:=IF(ISBLANK([.E12]);&quot;&quot;;HYPERLINK(&quot;http://www.taydaelectronics.com/catalogsearch/result/?q=&quot; &amp; [.E12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8" calcext:value-type="currency">
            <text:p>$ 0,18</text:p>
          </table:table-cell>
          <table:table-cell table:formula="of:=[.G12]*[.H12]" office:value-type="currency" office:currency="USD" office:value="0.9" calcext:value-type="currency">
            <text:p>$ 0,90</text:p>
          </table:table-cell>
          <table:table-cell office:value-type="float" office:value="1123085" calcext:value-type="float">
            <text:p>1123085</text:p>
          </table:table-cell>
          <table:table-cell table:formula="of:=IF(ISBLANK([.J12]);&quot;&quot;;HYPERLINK(&quot;http://nl.farnell.com/&quot; &amp; [.J12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449" calcext:value-type="currency">
            <text:p>€ 0,45</text:p>
          </table:table-cell>
          <table:table-cell table:formula="of:=[.L12]*[.M12]" office:value-type="currency" office:currency="EUR" office:value="4.49" calcext:value-type="currency">
            <text:p>€ 4,49</text:p>
          </table:table-cell>
          <table:table-cell table:number-columns-repeated="3"/>
          <table:table-cell table:formula="of:=[.P12]*[.Q12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AE J1962 extension cabl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IF(ISBLANK([.E13]);&quot;&quot;;HYPERLINK(&quot;http://www.taydaelectronics.com/catalogsearch/result/?q=&quot; &amp; [.E13];&quot;link&quot;))">
            <text:p/>
          </table:table-cell>
          <table:table-cell table:number-columns-repeated="2"/>
          <table:table-cell table:formula="of:=[.G13]*[.H13]" office:value-type="currency" office:currency="USD" office:value="0" calcext:value-type="currency">
            <text:p>$ 0,00</text:p>
          </table:table-cell>
          <table:table-cell/>
          <table:table-cell table:formula="of:=IF(ISBLANK([.J13]);&quot;&quot;;HYPERLINK(&quot;http://nl.farnell.com/&quot; &amp; [.J13];&quot;link&quot;))">
            <text:p/>
          </table:table-cell>
          <table:table-cell table:number-columns-repeated="2"/>
          <table:table-cell table:formula="of:=[.L13]*[.M13]" office:value-type="currency" office:currency="EUR" office:value="0" calcext:value-type="currency">
            <text:p>€ 0,00</text:p>
          </table:table-cell>
          <table:table-cell office:value-type="string" calcext:value-type="string">
            <text:p><text:a xlink:href="https://www.aliexpress.com/item/Flat-Thin-As-Noodle-OBDII-OBD-II-OBD-2-OBD2-16-Pin-ELM327-Male-To-Female/1561685999.html" xlink:type="simple">AliExpress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84" calcext:value-type="currency">
            <text:p>€ 2,84</text:p>
          </table:table-cell>
          <table:table-cell table:formula="of:=[.P13]*[.Q13]" office:value-type="currency" office:currency="EUR" office:value="2.84" calcext:value-type="currency">
            <text:p>€ 2,84</text:p>
          </table:table-cell>
          <table:table-cell office:value-type="string" calcext:value-type="string">
            <text:p>extension cable, use to connect board to ca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<text:s text:c="4"/>SAE J1962 connecto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IF(ISBLANK([.E14]);&quot;&quot;;HYPERLINK(&quot;http://www.taydaelectronics.com/catalogsearch/result/?q=&quot; &amp; [.E14];&quot;link&quot;))">
            <text:p/>
          </table:table-cell>
          <table:table-cell table:number-columns-repeated="2"/>
          <table:table-cell table:formula="of:=[.G14]*[.H14]" office:value-type="currency" office:currency="USD" office:value="0" calcext:value-type="currency">
            <text:p>$ 0,00</text:p>
          </table:table-cell>
          <table:table-cell/>
          <table:table-cell table:formula="of:=IF(ISBLANK([.J14]);&quot;&quot;;HYPERLINK(&quot;http://nl.farnell.com/&quot; &amp; [.J14];&quot;link&quot;))">
            <text:p/>
          </table:table-cell>
          <table:table-cell table:number-columns-repeated="2"/>
          <table:table-cell table:formula="of:=[.L14]*[.M14]" office:value-type="currency" office:currency="EUR" office:value="0" calcext:value-type="currency">
            <text:p>€ 0,00</text:p>
          </table:table-cell>
          <table:table-cell office:value-type="string" calcext:value-type="string">
            <text:p><text:a xlink:href="https://www.aliexpress.com/item/Factory-Price-High-Quality-Universal-16Pin-16-pin-EOBD2-OBDii-OBD-II-OBD2-J1962-Connector-Male/32741726523.html" xlink:type="simple">AliExpress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2" calcext:value-type="currency">
            <text:p>€ 1,12</text:p>
          </table:table-cell>
          <table:table-cell table:formula="of:=[.P14]*[.Q14]" office:value-type="currency" office:currency="EUR" office:value="1.12" calcext:value-type="currency">
            <text:p>€ 1,12</text:p>
          </table:table-cell>
          <table:table-cell office:value-type="string" calcext:value-type="string">
            <text:p>male connector, solder to boar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angled female 6-pin head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1384</text:p>
          </table:table-cell>
          <table:table-cell table:formula="of:=IF(ISBLANK([.E15]);&quot;&quot;;HYPERLINK(&quot;http://www.taydaelectronics.com/catalogsearch/result/?q=&quot; &amp; [.E15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" calcext:value-type="currency">
            <text:p>$ 0,14</text:p>
          </table:table-cell>
          <table:table-cell table:formula="of:=[.G15]*[.H15]" office:value-type="currency" office:currency="USD" office:value="0.14" calcext:value-type="currency">
            <text:p>$ 0,14</text:p>
          </table:table-cell>
          <table:table-cell office:value-type="float" office:value="2084276" calcext:value-type="float">
            <text:p>2084276</text:p>
          </table:table-cell>
          <table:table-cell table:formula="of:=IF(ISBLANK([.J15]);&quot;&quot;;HYPERLINK(&quot;http://nl.farnell.com/&quot; &amp; [.J15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35" calcext:value-type="currency">
            <text:p>€ 0,84</text:p>
          </table:table-cell>
          <table:table-cell table:formula="of:=[.L15]*[.M15]" office:value-type="currency" office:currency="EUR" office:value="0.835" calcext:value-type="currency">
            <text:p>€ 0,84</text:p>
          </table:table-cell>
          <table:table-cell table:number-columns-repeated="3"/>
          <table:table-cell table:formula="of:=[.P15]*[.Q15]" office:value-type="currency" office:currency="EUR" office:value="0" calcext:value-type="currency">
            <text:p>€ 0,00</text:p>
          </table:table-cell>
          <table:table-cell office:value-type="string" calcext:value-type="string">
            <text:p>optional, BT can also be soldered to board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 text:c="4"/>Bluetooth modul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-1664</text:p>
          </table:table-cell>
          <table:table-cell table:formula="of:=IF(ISBLANK([.E16]);&quot;&quot;;HYPERLINK(&quot;http://www.taydaelectronics.com/catalogsearch/result/?q=&quot; &amp; [.E16];&quot;link&quot;)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25" calcext:value-type="currency">
            <text:p>$ 3,25</text:p>
          </table:table-cell>
          <table:table-cell table:formula="of:=[.G16]*[.H16]" office:value-type="currency" office:currency="USD" office:value="0" calcext:value-type="currency">
            <text:p>$ 0,00</text:p>
          </table:table-cell>
          <table:table-cell/>
          <table:table-cell table:formula="of:=IF(ISBLANK([.J16]);&quot;&quot;;HYPERLINK(&quot;http://nl.farnell.com/&quot; &amp; [.J16];&quot;link&quot;))">
            <text:p/>
          </table:table-cell>
          <table:table-cell table:number-columns-repeated="2"/>
          <table:table-cell table:formula="of:=[.L16]*[.M16]" office:value-type="currency" office:currency="EUR" office:value="0" calcext:value-type="currency">
            <text:p>€ 0,00</text:p>
          </table:table-cell>
          <table:table-cell office:value-type="string" calcext:value-type="string">
            <text:p><text:a xlink:href="https://www.aliexpress.com/item/AT-09-BLE-Bluetooth-4-0-Uart-Transceiver-Module-CC2541-Central-Switching-compatible-HM-10/32460561807.html" xlink:type="simple">AliExpress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54" calcext:value-type="currency">
            <text:p>€ 2,54</text:p>
          </table:table-cell>
          <table:table-cell table:formula="of:=[.P16]*[.Q16]" office:value-type="currency" office:currency="EUR" office:value="2.54" calcext:value-type="currency">
            <text:p>€ 2,54</text:p>
          </table:table-cell>
          <table:table-cell office:value-type="string" calcext:value-type="string">
            <text:p>5V power, 3V3 logic leve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P1, JP2, JP3</text:p>
          </table:table-cell>
          <table:table-cell office:value-type="string" calcext:value-type="string">
            <text:p>Jumper head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197</text:p>
          </table:table-cell>
          <table:table-cell table:formula="of:=IF(ISBLANK([.E17]);&quot;&quot;;HYPERLINK(&quot;http://www.taydaelectronics.com/catalogsearch/result/?q=&quot; &amp; [.E1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5" calcext:value-type="currency">
            <text:p>$ 0,15</text:p>
          </table:table-cell>
          <table:table-cell table:formula="of:=[.G17]*[.H17]" office:value-type="currency" office:currency="USD" office:value="0.15" calcext:value-type="currency">
            <text:p>$ 0,15</text:p>
          </table:table-cell>
          <table:table-cell office:value-type="float" office:value="2356161" calcext:value-type="float">
            <text:p>2356161</text:p>
          </table:table-cell>
          <table:table-cell table:formula="of:=IF(ISBLANK([.J17]);&quot;&quot;;HYPERLINK(&quot;http://nl.farnell.com/&quot; &amp; [.J1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13" calcext:value-type="currency">
            <text:p>€ 0,31</text:p>
          </table:table-cell>
          <table:table-cell table:formula="of:=[.L17]*[.M17]" office:value-type="currency" office:currency="EUR" office:value="0.313" calcext:value-type="currency">
            <text:p>€ 0,31</text:p>
          </table:table-cell>
          <table:table-cell table:number-columns-repeated="3"/>
          <table:table-cell table:formula="of:=[.P17]*[.Q17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Jumper cap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-1324</text:p>
          </table:table-cell>
          <table:table-cell table:formula="of:=IF(ISBLANK([.E18]);&quot;&quot;;HYPERLINK(&quot;http://www.taydaelectronics.com/catalogsearch/result/?q=&quot; &amp; [.E18];&quot;link&quot;))" office:value-type="string" office:string-value="link" calcext:value-type="string">
            <text:p>link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2" calcext:value-type="currency">
            <text:p>$ 0,02</text:p>
          </table:table-cell>
          <table:table-cell table:formula="of:=[.G18]*[.H18]" office:value-type="currency" office:currency="USD" office:value="0.06" calcext:value-type="currency">
            <text:p>$ 0,06</text:p>
          </table:table-cell>
          <table:table-cell office:value-type="float" office:value="2396301" calcext:value-type="float">
            <text:p>2396301</text:p>
          </table:table-cell>
          <table:table-cell table:formula="of:=IF(ISBLANK([.J18]);&quot;&quot;;HYPERLINK(&quot;http://nl.farnell.com/&quot; &amp; [.J18];&quot;link&quot;))" office:value-type="string" office:string-value="link" calcext:value-type="string">
            <text:p>link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108" calcext:value-type="currency">
            <text:p>€ 0,11</text:p>
          </table:table-cell>
          <table:table-cell table:formula="of:=[.L18]*[.M18]" office:value-type="currency" office:currency="EUR" office:value="0.324" calcext:value-type="currency">
            <text:p>€ 0,32</text:p>
          </table:table-cell>
          <table:table-cell table:number-columns-repeated="3"/>
          <table:table-cell table:formula="of:=[.P18]*[.Q18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1, Q3, Q5, Q6, Q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111</text:p>
          </table:table-cell>
          <table:table-cell table:formula="of:=IF(ISBLANK([.E19]);&quot;&quot;;HYPERLINK(&quot;http://www.taydaelectronics.com/catalogsearch/result/?q=&quot; &amp; [.E19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2" calcext:value-type="currency">
            <text:p>$ 0,02</text:p>
          </table:table-cell>
          <table:table-cell table:formula="of:=[.G19]*[.H19]" office:value-type="currency" office:currency="USD" office:value="0.1" calcext:value-type="currency">
            <text:p>$ 0,10</text:p>
          </table:table-cell>
          <table:table-cell office:value-type="float" office:value="1574370" calcext:value-type="float">
            <text:p>1574370</text:p>
          </table:table-cell>
          <table:table-cell table:formula="of:=IF(ISBLANK([.J19]);&quot;&quot;;HYPERLINK(&quot;http://nl.farnell.com/&quot; &amp; [.J19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2" calcext:value-type="currency">
            <text:p>€ 0,20</text:p>
          </table:table-cell>
          <table:table-cell table:formula="of:=[.L19]*[.M19]" office:value-type="currency" office:currency="EUR" office:value="1" calcext:value-type="currency">
            <text:p>€ 1,00</text:p>
          </table:table-cell>
          <table:table-cell table:number-columns-repeated="3"/>
          <table:table-cell table:formula="of:=[.P19]*[.Q19]" office:value-type="currency" office:currency="EUR" office:value="0" calcext:value-type="currency">
            <text:p>€ 0,00</text:p>
          </table:table-cell>
          <table:table-cell table:style-name="ce3"/>
          <table:table-cell table:number-columns-repeated="1004"/>
        </table:table-row>
        <table:table-row table:style-name="ro2"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-117</text:p>
          </table:table-cell>
          <table:table-cell table:formula="of:=IF(ISBLANK([.E20]);&quot;&quot;;HYPERLINK(&quot;http://www.taydaelectronics.com/catalogsearch/result/?q=&quot; &amp; [.E20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" calcext:value-type="currency">
            <text:p>$ 0,02</text:p>
          </table:table-cell>
          <table:table-cell table:formula="of:=[.G20]*[.H20]" office:value-type="currency" office:currency="USD" office:value="0.04" calcext:value-type="currency">
            <text:p>$ 0,04</text:p>
          </table:table-cell>
          <table:table-cell office:value-type="float" office:value="1574372" calcext:value-type="float">
            <text:p>1574372</text:p>
          </table:table-cell>
          <table:table-cell table:formula="of:=IF(ISBLANK([.J20]);&quot;&quot;;HYPERLINK(&quot;http://nl.farnell.com/&quot; &amp; [.J20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194" calcext:value-type="currency">
            <text:p>€ 0,19</text:p>
          </table:table-cell>
          <table:table-cell table:formula="of:=[.L20]*[.M20]" office:value-type="currency" office:currency="EUR" office:value="0.97" calcext:value-type="currency">
            <text:p>€ 0,97</text:p>
          </table:table-cell>
          <table:table-cell table:number-columns-repeated="3"/>
          <table:table-cell table:formula="of:=[.P20]*[.Q20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22, R23</text:p>
          </table:table-cell>
          <table:table-cell table:style-name="ce3" office:value-type="string" calcext:value-type="string">
            <text:p>100R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46</text:p>
          </table:table-cell>
          <table:table-cell table:formula="of:=IF(ISBLANK([.E21]);&quot;&quot;;HYPERLINK(&quot;http://www.taydaelectronics.com/catalogsearch/result/?q=&quot; &amp; [.E21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1]*[.H21]" office:value-type="currency" office:currency="USD" office:value="0.1" calcext:value-type="currency">
            <text:p>$ 0,10</text:p>
          </table:table-cell>
          <table:table-cell office:value-type="float" office:value="9342397" calcext:value-type="float">
            <text:p>9342397</text:p>
          </table:table-cell>
          <table:table-cell table:formula="of:=IF(ISBLANK([.J21]);&quot;&quot;;HYPERLINK(&quot;http://nl.farnell.com/&quot; &amp; [.J21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83" calcext:value-type="currency">
            <text:p>€ 0,07</text:p>
          </table:table-cell>
          <table:table-cell table:formula="of:=[.L21]*[.M21]" office:value-type="currency" office:currency="EUR" office:value="0.3415" calcext:value-type="currency">
            <text:p>€ 0,34</text:p>
          </table:table-cell>
          <table:table-cell table:number-columns-repeated="3"/>
          <table:table-cell table:formula="of:=[.P21]*[.Q21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6, R9, R11, R13, R26</text:p>
          </table:table-cell>
          <table:table-cell table:style-name="ce3" office:value-type="string" calcext:value-type="string">
            <text:p>10k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95</text:p>
          </table:table-cell>
          <table:table-cell table:formula="of:=IF(ISBLANK([.E22]);&quot;&quot;;HYPERLINK(&quot;http://www.taydaelectronics.com/catalogsearch/result/?q=&quot; &amp; [.E22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2]*[.H22]" office:value-type="currency" office:currency="USD" office:value="0.1" calcext:value-type="currency">
            <text:p>$ 0,10</text:p>
          </table:table-cell>
          <table:table-cell office:value-type="float" office:value="9342419" calcext:value-type="float">
            <text:p>9342419</text:p>
          </table:table-cell>
          <table:table-cell table:formula="of:=IF(ISBLANK([.J22]);&quot;&quot;;HYPERLINK(&quot;http://nl.farnell.com/&quot; &amp; [.J22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82" calcext:value-type="currency">
            <text:p>€ 0,07</text:p>
          </table:table-cell>
          <table:table-cell table:formula="of:=[.L22]*[.M22]" office:value-type="currency" office:currency="EUR" office:value="0.341" calcext:value-type="currency">
            <text:p>€ 0,34</text:p>
          </table:table-cell>
          <table:table-cell table:number-columns-repeated="3"/>
          <table:table-cell table:formula="of:=[.P22]*[.Q22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3, R8, R10</text:p>
          </table:table-cell>
          <table:table-cell table:style-name="ce3" office:value-type="string" calcext:value-type="string">
            <text:p>22k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808</text:p>
          </table:table-cell>
          <table:table-cell table:formula="of:=IF(ISBLANK([.E23]);&quot;&quot;;HYPERLINK(&quot;http://www.taydaelectronics.com/catalogsearch/result/?q=&quot; &amp; [.E23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3]*[.H23]" office:value-type="currency" office:currency="USD" office:value="0.1" calcext:value-type="currency">
            <text:p>$ 0,10</text:p>
          </table:table-cell>
          <table:table-cell office:value-type="float" office:value="9342842" calcext:value-type="float">
            <text:p>9342842</text:p>
          </table:table-cell>
          <table:table-cell table:formula="of:=IF(ISBLANK([.J23]);&quot;&quot;;HYPERLINK(&quot;http://nl.farnell.com/&quot; &amp; [.J23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83" calcext:value-type="currency">
            <text:p>€ 0,07</text:p>
          </table:table-cell>
          <table:table-cell table:formula="of:=[.L23]*[.M23]" office:value-type="currency" office:currency="EUR" office:value="0.3415" calcext:value-type="currency">
            <text:p>€ 0,34</text:p>
          </table:table-cell>
          <table:table-cell table:number-columns-repeated="3"/>
          <table:table-cell table:formula="of:=[.P23]*[.Q23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16, R18</text:p>
          </table:table-cell>
          <table:table-cell table:style-name="ce3" office:value-type="string" calcext:value-type="string">
            <text:p>2k2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79</text:p>
          </table:table-cell>
          <table:table-cell table:formula="of:=IF(ISBLANK([.E24]);&quot;&quot;;HYPERLINK(&quot;http://www.taydaelectronics.com/catalogsearch/result/?q=&quot; &amp; [.E24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4]*[.H24]" office:value-type="currency" office:currency="USD" office:value="0.1" calcext:value-type="currency">
            <text:p>$ 0,10</text:p>
          </table:table-cell>
          <table:table-cell office:value-type="float" office:value="9342834" calcext:value-type="float">
            <text:p>9342834</text:p>
          </table:table-cell>
          <table:table-cell table:formula="of:=IF(ISBLANK([.J24]);&quot;&quot;;HYPERLINK(&quot;http://nl.farnell.com/&quot; &amp; [.J24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87" calcext:value-type="currency">
            <text:p>€ 0,07</text:p>
          </table:table-cell>
          <table:table-cell table:formula="of:=[.L24]*[.M24]" office:value-type="currency" office:currency="EUR" office:value="0.3435" calcext:value-type="currency">
            <text:p>€ 0,34</text:p>
          </table:table-cell>
          <table:table-cell table:number-columns-repeated="3"/>
          <table:table-cell table:formula="of:=[.P24]*[.Q24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2k7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91</text:p>
          </table:table-cell>
          <table:table-cell table:formula="of:=IF(ISBLANK([.E25]);&quot;&quot;;HYPERLINK(&quot;http://www.taydaelectronics.com/catalogsearch/result/?q=&quot; &amp; [.E25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5]*[.H25]" office:value-type="currency" office:currency="USD" office:value="0.1" calcext:value-type="currency">
            <text:p>$ 0,10</text:p>
          </table:table-cell>
          <table:table-cell office:value-type="float" office:value="9342940" calcext:value-type="float">
            <text:p>9342940</text:p>
          </table:table-cell>
          <table:table-cell table:formula="of:=IF(ISBLANK([.J25]);&quot;&quot;;HYPERLINK(&quot;http://nl.farnell.com/&quot; &amp; [.J25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706" calcext:value-type="currency">
            <text:p>€ 0,07</text:p>
          </table:table-cell>
          <table:table-cell table:formula="of:=[.L25]*[.M25]" office:value-type="currency" office:currency="EUR" office:value="0.353" calcext:value-type="currency">
            <text:p>€ 0,35</text:p>
          </table:table-cell>
          <table:table-cell table:number-columns-repeated="3"/>
          <table:table-cell table:formula="of:=[.P25]*[.Q25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33k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813</text:p>
          </table:table-cell>
          <table:table-cell table:formula="of:=IF(ISBLANK([.E26]);&quot;&quot;;HYPERLINK(&quot;http://www.taydaelectronics.com/catalogsearch/result/?q=&quot; &amp; [.E26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6]*[.H26]" office:value-type="currency" office:currency="USD" office:value="0.1" calcext:value-type="currency">
            <text:p>$ 0,10</text:p>
          </table:table-cell>
          <table:table-cell office:value-type="float" office:value="9343059" calcext:value-type="float">
            <text:p>9343059</text:p>
          </table:table-cell>
          <table:table-cell table:formula="of:=IF(ISBLANK([.J26]);&quot;&quot;;HYPERLINK(&quot;http://nl.farnell.com/&quot; &amp; [.J26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734" calcext:value-type="currency">
            <text:p>€ 0,07</text:p>
          </table:table-cell>
          <table:table-cell table:formula="of:=[.L26]*[.M26]" office:value-type="currency" office:currency="EUR" office:value="0.367" calcext:value-type="currency">
            <text:p>€ 0,37</text:p>
          </table:table-cell>
          <table:table-cell table:number-columns-repeated="3"/>
          <table:table-cell table:formula="of:=[.P26]*[.Q26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27, R28, R29, R30, R31</text:p>
          </table:table-cell>
          <table:table-cell table:style-name="ce3" office:value-type="string" calcext:value-type="string">
            <text:p>470R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64</text:p>
          </table:table-cell>
          <table:table-cell table:formula="of:=IF(ISBLANK([.E27]);&quot;&quot;;HYPERLINK(&quot;http://www.taydaelectronics.com/catalogsearch/result/?q=&quot; &amp; [.E27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7]*[.H27]" office:value-type="currency" office:currency="USD" office:value="0.1" calcext:value-type="currency">
            <text:p>$ 0,10</text:p>
          </table:table-cell>
          <table:table-cell office:value-type="float" office:value="9343245" calcext:value-type="float">
            <text:p>9343245</text:p>
          </table:table-cell>
          <table:table-cell table:formula="of:=IF(ISBLANK([.J27]);&quot;&quot;;HYPERLINK(&quot;http://nl.farnell.com/&quot; &amp; [.J27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48" calcext:value-type="currency">
            <text:p>€ 0,06</text:p>
          </table:table-cell>
          <table:table-cell table:formula="of:=[.L27]*[.M27]" office:value-type="currency" office:currency="EUR" office:value="0.324" calcext:value-type="currency">
            <text:p>€ 0,32</text:p>
          </table:table-cell>
          <table:table-cell table:number-columns-repeated="3"/>
          <table:table-cell table:formula="of:=[.P27]*[.Q27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2, R12, R20, R25</text:p>
          </table:table-cell>
          <table:table-cell table:style-name="ce3" office:value-type="string" calcext:value-type="string">
            <text:p>47k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817</text:p>
          </table:table-cell>
          <table:table-cell table:formula="of:=IF(ISBLANK([.E28]);&quot;&quot;;HYPERLINK(&quot;http://www.taydaelectronics.com/catalogsearch/result/?q=&quot; &amp; [.E28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8]*[.H28]" office:value-type="currency" office:currency="USD" office:value="0.1" calcext:value-type="currency">
            <text:p>$ 0,10</text:p>
          </table:table-cell>
          <table:table-cell office:value-type="float" office:value="9343261" calcext:value-type="float">
            <text:p>9343261</text:p>
          </table:table-cell>
          <table:table-cell table:formula="of:=IF(ISBLANK([.J28]);&quot;&quot;;HYPERLINK(&quot;http://nl.farnell.com/&quot; &amp; [.J28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682" calcext:value-type="currency">
            <text:p>€ 0,07</text:p>
          </table:table-cell>
          <table:table-cell table:formula="of:=[.L28]*[.M28]" office:value-type="currency" office:currency="EUR" office:value="0.341" calcext:value-type="currency">
            <text:p>€ 0,34</text:p>
          </table:table-cell>
          <table:table-cell table:number-columns-repeated="3"/>
          <table:table-cell table:formula="of:=[.P28]*[.Q28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1, R4, R7, R14, R15, R24, R32</text:p>
          </table:table-cell>
          <table:table-cell table:style-name="ce3" office:value-type="string" calcext:value-type="string">
            <text:p>4k7 1/8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office:value-type="string" calcext:value-type="string">
            <text:p>A-3787</text:p>
          </table:table-cell>
          <table:table-cell table:formula="of:=IF(ISBLANK([.E29]);&quot;&quot;;HYPERLINK(&quot;http://www.taydaelectronics.com/catalogsearch/result/?q=&quot; &amp; [.E29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1" calcext:value-type="currency">
            <text:p>$ 0,01</text:p>
          </table:table-cell>
          <table:table-cell table:formula="of:=[.G29]*[.H29]" office:value-type="currency" office:currency="USD" office:value="0.1" calcext:value-type="currency">
            <text:p>$ 0,10</text:p>
          </table:table-cell>
          <table:table-cell office:value-type="float" office:value="9343253" calcext:value-type="float">
            <text:p>9343253</text:p>
          </table:table-cell>
          <table:table-cell table:formula="of:=IF(ISBLANK([.J29]);&quot;&quot;;HYPERLINK(&quot;http://nl.farnell.com/&quot; &amp; [.J29];&quot;link&quot;))" office:value-type="string" office:string-value="link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709" calcext:value-type="currency">
            <text:p>€ 0,07</text:p>
          </table:table-cell>
          <table:table-cell table:formula="of:=[.L29]*[.M29]" office:value-type="currency" office:currency="EUR" office:value="0.709" calcext:value-type="currency">
            <text:p>€ 0,71</text:p>
          </table:table-cell>
          <table:table-cell table:number-columns-repeated="3"/>
          <table:table-cell table:formula="of:=[.P29]*[.Q29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17, R19</text:p>
          </table:table-cell>
          <table:table-cell table:style-name="ce3" office:value-type="string" calcext:value-type="string">
            <text:p>510R 1/2W 1%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/>
          <table:table-cell table:formula="of:=IF(ISBLANK([.E30]);&quot;&quot;;HYPERLINK(&quot;http://www.taydaelectronics.com/catalogsearch/result/?q=&quot; &amp; [.E30];&quot;link&quot;))">
            <text:p/>
          </table:table-cell>
          <table:table-cell table:number-columns-repeated="2"/>
          <table:table-cell table:formula="of:=[.G30]*[.H30]" office:value-type="currency" office:currency="USD" office:value="0" calcext:value-type="currency">
            <text:p>$ 0,00</text:p>
          </table:table-cell>
          <table:table-cell office:value-type="float" office:value="9340670" calcext:value-type="float">
            <text:p>9340670</text:p>
          </table:table-cell>
          <table:table-cell table:formula="of:=IF(ISBLANK([.J30]);&quot;&quot;;HYPERLINK(&quot;http://nl.farnell.com/&quot; &amp; [.J30];&quot;link&quot;))" office:value-type="string" office:string-value="link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109" calcext:value-type="currency">
            <text:p>€ 0,11</text:p>
          </table:table-cell>
          <table:table-cell table:formula="of:=[.L30]*[.M30]" office:value-type="currency" office:currency="EUR" office:value="0.545" calcext:value-type="currency">
            <text:p>€ 0,55</text:p>
          </table:table-cell>
          <table:table-cell table:number-columns-repeated="3"/>
          <table:table-cell table:formula="of:=[.P30]*[.Q30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ELM327P(V2.1)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/>
          <table:table-cell table:formula="of:=IF(ISBLANK([.E31]);&quot;&quot;;HYPERLINK(&quot;http://www.taydaelectronics.com/catalogsearch/result/?q=&quot; &amp; [.E31];&quot;link&quot;))">
            <text:p/>
          </table:table-cell>
          <table:table-cell table:number-columns-repeated="2"/>
          <table:table-cell table:formula="of:=[.G31]*[.H31]" office:value-type="currency" office:currency="USD" office:value="0" calcext:value-type="currency">
            <text:p>$ 0,00</text:p>
          </table:table-cell>
          <table:table-cell/>
          <table:table-cell table:formula="of:=IF(ISBLANK([.J31]);&quot;&quot;;HYPERLINK(&quot;http://nl.farnell.com/&quot; &amp; [.J31];&quot;link&quot;))">
            <text:p/>
          </table:table-cell>
          <table:table-cell table:number-columns-repeated="2"/>
          <table:table-cell table:formula="of:=[.L31]*[.M31]" office:value-type="currency" office:currency="EUR" office:value="0" calcext:value-type="currency">
            <text:p>€ 0,00</text:p>
          </table:table-cell>
          <table:table-cell office:value-type="string" calcext:value-type="string">
            <text:p><text:a xlink:href="https://www.elmelectronics.com/ic/elm327/" xlink:type="simple">ELM327P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€ 20,00</text:p>
          </table:table-cell>
          <table:table-cell table:formula="of:=[.P31]*[.Q31]" office:value-type="currency" office:currency="EUR" office:value="20" calcext:value-type="currency">
            <text:p>€ 20,00</text:p>
          </table:table-cell>
          <table:table-cell office:value-type="string" calcext:value-type="string">
            <text:p>29 CAD <text:span text:style-name="T2">≈ 20 EUR</text:span>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3" office:value-type="string" calcext:value-type="string">
            <text:p><text:s text:c="4"/>socket for ELM327P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office:value-type="string" calcext:value-type="string">
            <text:p>A-1601</text:p>
          </table:table-cell>
          <table:table-cell table:formula="of:=IF(ISBLANK([.E32]);&quot;&quot;;HYPERLINK(&quot;http://www.taydaelectronics.com/catalogsearch/result/?q=&quot; &amp; [.E32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 0,11</text:p>
          </table:table-cell>
          <table:table-cell table:formula="of:=[.G32]*[.H32]" office:value-type="currency" office:currency="USD" office:value="0.11" calcext:value-type="currency">
            <text:p>$ 0,11</text:p>
          </table:table-cell>
          <table:table-cell office:value-type="float" office:value="1077311" calcext:value-type="float">
            <text:p>1077311</text:p>
          </table:table-cell>
          <table:table-cell table:formula="of:=IF(ISBLANK([.J32]);&quot;&quot;;HYPERLINK(&quot;http://nl.farnell.com/&quot; &amp; [.J32];&quot;link&quot;)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99" calcext:value-type="currency">
            <text:p>€ 1,00</text:p>
          </table:table-cell>
          <table:table-cell table:formula="of:=[.L32]*[.M32]" office:value-type="currency" office:currency="EUR" office:value="1.998" calcext:value-type="currency">
            <text:p>€ 2,00</text:p>
          </table:table-cell>
          <table:table-cell table:number-columns-repeated="3"/>
          <table:table-cell table:formula="of:=[.P32]*[.Q32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MCP2561FD(PDIP)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/>
          <table:table-cell table:formula="of:=IF(ISBLANK([.E33]);&quot;&quot;;HYPERLINK(&quot;http://www.taydaelectronics.com/catalogsearch/result/?q=&quot; &amp; [.E33];&quot;link&quot;))">
            <text:p/>
          </table:table-cell>
          <table:table-cell table:number-columns-repeated="2"/>
          <table:table-cell table:formula="of:=[.G33]*[.H33]" office:value-type="currency" office:currency="USD" office:value="0" calcext:value-type="currency">
            <text:p>$ 0,00</text:p>
          </table:table-cell>
          <table:table-cell office:value-type="float" office:value="2362836" calcext:value-type="float">
            <text:p>2362836</text:p>
          </table:table-cell>
          <table:table-cell table:formula="of:=IF(ISBLANK([.J33]);&quot;&quot;;HYPERLINK(&quot;http://nl.farnell.com/&quot; &amp; [.J33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9" calcext:value-type="currency">
            <text:p>€ 1,09</text:p>
          </table:table-cell>
          <table:table-cell table:formula="of:=[.L33]*[.M33]" office:value-type="currency" office:currency="EUR" office:value="1.09" calcext:value-type="currency">
            <text:p>€ 1,09</text:p>
          </table:table-cell>
          <table:table-cell table:number-columns-repeated="3"/>
          <table:table-cell table:formula="of:=[.P33]*[.Q33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LP2950ACZ-5.0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/>
          <table:table-cell table:formula="of:=IF(ISBLANK([.E34]);&quot;&quot;;HYPERLINK(&quot;http://www.taydaelectronics.com/catalogsearch/result/?q=&quot; &amp; [.E34];&quot;link&quot;))">
            <text:p/>
          </table:table-cell>
          <table:table-cell table:number-columns-repeated="2"/>
          <table:table-cell table:formula="of:=[.G34]*[.H34]" office:value-type="currency" office:currency="USD" office:value="0" calcext:value-type="currency">
            <text:p>$ 0,00</text:p>
          </table:table-cell>
          <table:table-cell office:value-type="float" office:value="2627968" calcext:value-type="float">
            <text:p>2627968</text:p>
          </table:table-cell>
          <table:table-cell table:formula="of:=IF(ISBLANK([.J34]);&quot;&quot;;HYPERLINK(&quot;http://nl.farnell.com/&quot; &amp; [.J34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8" calcext:value-type="currency">
            <text:p>€ 0,79</text:p>
          </table:table-cell>
          <table:table-cell table:formula="of:=[.L34]*[.M34]" office:value-type="currency" office:currency="EUR" office:value="0.788" calcext:value-type="currency">
            <text:p>€ 0,79</text:p>
          </table:table-cell>
          <table:table-cell table:number-columns-repeated="3"/>
          <table:table-cell table:formula="of:=[.P34]*[.Q34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LP2951ACN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/>
          <table:table-cell table:formula="of:=IF(ISBLANK([.E35]);&quot;&quot;;HYPERLINK(&quot;http://www.taydaelectronics.com/catalogsearch/result/?q=&quot; &amp; [.E35];&quot;link&quot;))">
            <text:p/>
          </table:table-cell>
          <table:table-cell table:number-columns-repeated="2"/>
          <table:table-cell table:formula="of:=[.G35]*[.H35]" office:value-type="currency" office:currency="USD" office:value="0" calcext:value-type="currency">
            <text:p>$ 0,00</text:p>
          </table:table-cell>
          <table:table-cell office:value-type="float" office:value="2318522" calcext:value-type="float">
            <text:p>2318522</text:p>
          </table:table-cell>
          <table:table-cell table:formula="of:=IF(ISBLANK([.J35]);&quot;&quot;;HYPERLINK(&quot;http://nl.farnell.com/&quot; &amp; [.J35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79" calcext:value-type="currency">
            <text:p>€ 0,98</text:p>
          </table:table-cell>
          <table:table-cell table:formula="of:=[.L35]*[.M35]" office:value-type="currency" office:currency="EUR" office:value="0.979" calcext:value-type="currency">
            <text:p>€ 0,98</text:p>
          </table:table-cell>
          <table:table-cell table:number-columns-repeated="3"/>
          <table:table-cell table:formula="of:=[.P35]*[.Q35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4.00MHz cryst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HC-49S</text:p>
          </table:table-cell>
          <table:table-cell office:value-type="string" calcext:value-type="string">
            <text:p>A-183</text:p>
          </table:table-cell>
          <table:table-cell table:formula="of:=IF(ISBLANK([.E36]);&quot;&quot;;HYPERLINK(&quot;http://www.taydaelectronics.com/catalogsearch/result/?q=&quot; &amp; [.E36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" calcext:value-type="currency">
            <text:p>$ 0,09</text:p>
          </table:table-cell>
          <table:table-cell table:formula="of:=[.G36]*[.H36]" office:value-type="currency" office:currency="USD" office:value="0.09" calcext:value-type="currency">
            <text:p>$ 0,09</text:p>
          </table:table-cell>
          <table:table-cell office:value-type="float" office:value="2508987" calcext:value-type="float">
            <text:p>2508987</text:p>
          </table:table-cell>
          <table:table-cell table:formula="of:=IF(ISBLANK([.J36]);&quot;&quot;;HYPERLINK(&quot;http://nl.farnell.com/&quot; &amp; [.J36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33" calcext:value-type="currency">
            <text:p>€ 0,23</text:p>
          </table:table-cell>
          <table:table-cell table:formula="of:=[.L36]*[.M36]" office:value-type="currency" office:currency="EUR" office:value="0.233" calcext:value-type="currency">
            <text:p>€ 0,23</text:p>
          </table:table-cell>
          <table:table-cell table:number-columns-repeated="3"/>
          <table:table-cell table:formula="of:=[.P36]*[.Q36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1N473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O-41</text:p>
          </table:table-cell>
          <table:table-cell office:value-type="string" calcext:value-type="string">
            <text:p>A-170</text:p>
          </table:table-cell>
          <table:table-cell table:formula="of:=IF(ISBLANK([.E37]);&quot;&quot;;HYPERLINK(&quot;http://www.taydaelectronics.com/catalogsearch/result/?q=&quot; &amp; [.E3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" calcext:value-type="currency">
            <text:p>$ 0,04</text:p>
          </table:table-cell>
          <table:table-cell table:formula="of:=[.G37]*[.H37]" office:value-type="currency" office:currency="USD" office:value="0.04" calcext:value-type="currency">
            <text:p>$ 0,04</text:p>
          </table:table-cell>
          <table:table-cell office:value-type="float" office:value="1861448" calcext:value-type="float">
            <text:p>1861448</text:p>
          </table:table-cell>
          <table:table-cell table:formula="of:=IF(ISBLANK([.J37]);&quot;&quot;;HYPERLINK(&quot;http://nl.farnell.com/&quot; &amp; [.J37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27" calcext:value-type="currency">
            <text:p>€ 0,06</text:p>
          </table:table-cell>
          <table:table-cell table:formula="of:=[.L37]*[.M37]" office:value-type="currency" office:currency="EUR" office:value="0.0627" calcext:value-type="currency">
            <text:p>€ 0,06</text:p>
          </table:table-cell>
          <table:table-cell table:number-columns-repeated="3"/>
          <table:table-cell table:formula="of:=[.P37]*[.Q37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Housing</text:p>
          </table:table-cell>
          <table:table-cell table:style-name="ce3" office:value-type="string" calcext:value-type="string">
            <text:p>71x106x39mm plastic box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office:value-type="string" calcext:value-type="string">
            <text:p>A-2383</text:p>
          </table:table-cell>
          <table:table-cell table:formula="of:=IF(ISBLANK([.E38]);&quot;&quot;;HYPERLINK(&quot;http://www.taydaelectronics.com/catalogsearch/result/?q=&quot; &amp; [.E38];&quot;link&quot;)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9" calcext:value-type="currency">
            <text:p>$ 2,99</text:p>
          </table:table-cell>
          <table:table-cell table:formula="of:=[.G38]*[.H38]" office:value-type="currency" office:currency="USD" office:value="2.99" calcext:value-type="currency">
            <text:p>$ 2,99</text:p>
          </table:table-cell>
          <table:table-cell/>
          <table:table-cell table:formula="of:=IF(ISBLANK([.J38]);&quot;&quot;;HYPERLINK(&quot;http://nl.farnell.com/&quot; &amp; [.J38];&quot;link&quot;))">
            <text:p/>
          </table:table-cell>
          <table:table-cell table:number-columns-repeated="2"/>
          <table:table-cell table:formula="of:=[.L38]*[.M38]" office:value-type="currency" office:currency="EUR" office:value="0" calcext:value-type="currency">
            <text:p>€ 0,00</text:p>
          </table:table-cell>
          <table:table-cell table:number-columns-repeated="3"/>
          <table:table-cell table:formula="of:=[.P38]*[.Q38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Shipping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/>
          <table:table-cell table:formula="of:=IF(ISBLANK([.E39]);&quot;&quot;;HYPERLINK(&quot;http://www.taydaelectronics.com/catalogsearch/result/?q=&quot; &amp; [.E39];&quot;link&quot;))">
            <text:p/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73" calcext:value-type="currency">
            <text:p>$ 2,73</text:p>
          </table:table-cell>
          <table:table-cell table:formula="of:=[.G39]*[.H39]" office:value-type="currency" office:currency="USD" office:value="2.73" calcext:value-type="currency">
            <text:p>$ 2,73</text:p>
          </table:table-cell>
          <table:table-cell/>
          <table:table-cell table:formula="of:=IF(ISBLANK([.J39]);&quot;&quot;;HYPERLINK(&quot;http://nl.farnell.com/&quot; &amp; [.J39];&quot;link&quot;))">
            <text:p/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42" calcext:value-type="currency">
            <text:p>€ 2,42</text:p>
          </table:table-cell>
          <table:table-cell table:formula="of:=[.L39]*[.M39]" office:value-type="currency" office:currency="EUR" office:value="2.42" calcext:value-type="currency">
            <text:p>€ 2,42</text:p>
          </table:table-cell>
          <table:table-cell table:number-columns-repeated="3"/>
          <table:table-cell table:formula="of:=[.P39]*[.Q39]" office:value-type="currency" office:currency="EUR" office:value="0" calcext:value-type="currency">
            <text:p>€ 0,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98x63mm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number-columns-repeated="3"/>
          <table:table-cell table:formula="of:=[.G40]*[.H40]" office:value-type="currency" office:currency="USD" office:value="0" calcext:value-type="currency">
            <text:p>$ 0,00</text:p>
          </table:table-cell>
          <table:table-cell/>
          <table:table-cell table:formula="of:=IF(ISBLANK([.J40]);&quot;&quot;;HYPERLINK(&quot;http://nl.farnell.com/&quot; &amp; [.J40];&quot;link&quot;))">
            <text:p/>
          </table:table-cell>
          <table:table-cell table:number-columns-repeated="2"/>
          <table:table-cell table:formula="of:=[.L40]*[.M40]" office:value-type="currency" office:currency="EUR" office:value="0" calcext:value-type="currency">
            <text:p>€ 0,00</text:p>
          </table:table-cell>
          <table:table-cell table:style-name="ce3" office:value-type="string" calcext:value-type="string">
            <text:p><text:a xlink:href="http://dirtypcbs.com/" xlink:type="simple">dirtypcbs.com</text:a></text:p>
          </table:table-cell>
          <table:table-cell/>
          <table:table-cell office:value-type="currency" office:currency="EUR" office:value="22.32" calcext:value-type="currency">
            <text:p>€ 22,32</text:p>
          </table:table-cell>
          <table:table-cell table:formula="of:=[.P40]*[.Q40]" office:value-type="currency" office:currency="EUR" office:value="0" calcext:value-type="currency">
            <text:p>€ 0,00</text:p>
          </table:table-cell>
          <table:table-cell office:value-type="string" calcext:value-type="string">
            <text:p>22,32 USD <text:span text:style-name="T2">≈ 22,32 EUR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number-columns-repeated="3"/>
          <table:table-cell table:formula="of:=[.G41]*[.H41]" office:value-type="currency" office:currency="USD" office:value="0" calcext:value-type="currency">
            <text:p>$ 0,00</text:p>
          </table:table-cell>
          <table:table-cell/>
          <table:table-cell table:formula="of:=IF(ISBLANK([.J41]);&quot;&quot;;HYPERLINK(&quot;http://nl.farnell.com/&quot; &amp; [.J41];&quot;link&quot;))">
            <text:p/>
          </table:table-cell>
          <table:table-cell table:number-columns-repeated="2"/>
          <table:table-cell table:formula="of:=[.L41]*[.M41]" office:value-type="currency" office:currency="EUR" office:value="0" calcext:value-type="currency">
            <text:p>€ 0,00</text:p>
          </table:table-cell>
          <table:table-cell table:style-name="ce3" office:value-type="string" calcext:value-type="string">
            <text:p><text:a xlink:href="http://www.pcbway.com/orderonline.aspx" xlink:type="simple">pcbway.com</text:a></text:p>
          </table:table-cell>
          <table:table-cell/>
          <table:table-cell office:value-type="currency" office:currency="EUR" office:value="19.64" calcext:value-type="currency">
            <text:p>€ 19,64</text:p>
          </table:table-cell>
          <table:table-cell table:formula="of:=[.P41]*[.Q41]" office:value-type="currency" office:currency="EUR" office:value="0" calcext:value-type="currency">
            <text:p>€ 0,00</text:p>
          </table:table-cell>
          <table:table-cell office:value-type="string" calcext:value-type="string">
            <text:p>22 USD <text:span text:style-name="T2">≈ 19,64 EUR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number-columns-repeated="3"/>
          <table:table-cell table:formula="of:=[.G42]*[.H42]" office:value-type="currency" office:currency="USD" office:value="0" calcext:value-type="currency">
            <text:p>$ 0,00</text:p>
          </table:table-cell>
          <table:table-cell table:number-columns-repeated="4"/>
          <table:table-cell table:formula="of:=[.L42]*[.M42]" office:value-type="currency" office:currency="EUR" office:value="0" calcext:value-type="currency">
            <text:p>€ 0,00</text:p>
          </table:table-cell>
          <table:table-cell table:style-name="ce3" office:value-type="string" calcext:value-type="string">
            <text:p><text:a xlink:href="http://dangerousprototypes.com/store/pcbs" xlink:type="simple">dangerousprototypes.com</text:a></text:p>
          </table:table-cell>
          <table:table-cell/>
          <table:table-cell office:value-type="currency" office:currency="EUR" office:value="23.17" calcext:value-type="currency">
            <text:p>€ 23,17</text:p>
          </table:table-cell>
          <table:table-cell table:formula="of:=[.P42]*[.Q42]" office:value-type="currency" office:currency="EUR" office:value="0" calcext:value-type="currency">
            <text:p>€ 0,00</text:p>
          </table:table-cell>
          <table:table-cell office:value-type="string" calcext:value-type="string">
            <text:p>25,95 USD <text:span text:style-name="T2">≈ 23,17 EUR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number-columns-repeated="3"/>
          <table:table-cell table:formula="of:=[.G43]*[.H43]" office:value-type="currency" office:currency="USD" office:value="0" calcext:value-type="currency">
            <text:p>$ 0,00</text:p>
          </table:table-cell>
          <table:table-cell table:number-columns-repeated="4"/>
          <table:table-cell table:formula="of:=[.L43]*[.M43]" office:value-type="currency" office:currency="EUR" office:value="0" calcext:value-type="currency">
            <text:p>€ 0,00</text:p>
          </table:table-cell>
          <table:table-cell table:style-name="ce3" office:value-type="string" calcext:value-type="string">
            <text:p><text:a xlink:href="http://www.allpcb.com/online_quote.html" xlink:type="simple">allpcb.com</text:a></text:p>
          </table:table-cell>
          <table:table-cell/>
          <table:table-cell office:value-type="currency" office:currency="EUR" office:value="19.12" calcext:value-type="currency">
            <text:p>€ 19,12</text:p>
          </table:table-cell>
          <table:table-cell table:formula="of:=[.P43]*[.Q43]" office:value-type="currency" office:currency="EUR" office:value="0" calcext:value-type="currency">
            <text:p>€ 0,00</text:p>
          </table:table-cell>
          <table:table-cell office:value-type="string" calcext:value-type="string">
            <text:p>21,42 USD <text:span text:style-name="T2">≈ 19,12 EUR</text:span></text:p>
          </table:table-cell>
          <table:table-cell table:style-name="Default" table:number-columns-repeated="1004"/>
        </table:table-row>
        <table:table-row table:style-name="ro2">
          <table:table-cell table:style-name="ce4" office:value-type="string" calcext:value-type="string">
            <text:p>Total cost of components:</text:p>
          </table:table-cell>
          <table:table-cell table:style-name="ce4" table:number-columns-repeated="4"/>
          <table:table-cell table:style-name="ce8"/>
          <table:table-cell table:style-name="ce4" table:formula="of:=SUM([.G2:.G43])" office:value-type="float" office:value="153" calcext:value-type="float">
            <text:p>153</text:p>
          </table:table-cell>
          <table:table-cell table:style-name="ce11"/>
          <table:table-cell table:style-name="ce13" table:formula="of:=SUM([.I2:.I43])" office:value-type="currency" office:currency="USD" office:value="9.22" calcext:value-type="currency">
            <text:p>$ 9,22</text:p>
          </table:table-cell>
          <table:table-cell table:style-name="ce4"/>
          <table:table-cell table:style-name="ce8"/>
          <table:table-cell table:style-name="ce4" table:formula="of:=SUM([.L2:.L43])" office:value-type="float" office:value="115" calcext:value-type="float">
            <text:p>115</text:p>
          </table:table-cell>
          <table:table-cell table:style-name="ce16"/>
          <table:table-cell table:style-name="ce17" table:formula="of:=SUM([.N2:.N43])" office:value-type="currency" office:currency="EUR" office:value="26.5748" calcext:value-type="currency">
            <text:p>€ 26,57</text:p>
          </table:table-cell>
          <table:table-cell table:style-name="ce4"/>
          <table:table-cell table:style-name="ce4" table:formula="of:=SUM([.P2:.P43])" office:value-type="float" office:value="4" calcext:value-type="float">
            <text:p>4</text:p>
          </table:table-cell>
          <table:table-cell table:style-name="ce16"/>
          <table:table-cell table:style-name="ce17" table:formula="of:=SUM([.R2:.R43])" office:value-type="currency" office:currency="EUR" office:value="26.5" calcext:value-type="currency">
            <text:p>€ 26,50</text:p>
          </table:table-cell>
          <table:table-cell table:style-name="ce4" table:number-columns-repeated="1005"/>
        </table:table-row>
        <table:table-row table:style-name="ro2">
          <table:table-cell table:style-name="ce3" table:number-columns-repeated="5"/>
          <table:table-cell/>
          <table:table-cell table:style-name="ce3"/>
          <table:table-cell table:style-name="ce11" table:number-columns-repeated="2"/>
          <table:table-cell table:style-name="ce3"/>
          <table:table-cell/>
          <table:table-cell table:style-name="ce3"/>
          <table:table-cell table:style-name="ce16" table:number-columns-repeated="2"/>
          <table:table-cell table:style-name="ce3" table:number-columns-repeated="2"/>
          <table:table-cell table:style-name="ce16" table:number-columns-repeated="2"/>
          <table:table-cell table:style-name="ce3" table:number-columns-repeated="1005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1:Sheet1.AMI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P1" style:volatile="true">
      <style:text-properties fo:color="#ff0000"/>
      <number:currency-symbol number:language="nl" number:country="NL">€</number:currency-symbol>
      <number:text> -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style:map style:condition="value()&gt;0" style:apply-style-name="N109P0"/>
      <style:map style:condition="value()&lt;0" style:apply-style-name="N109P1"/>
    </number:currency-style>
    <number:currency-style style:name="N112P0" style:volatile="true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112P1" style:volatile="true">
      <style:text-properties fo:color="#ff0000"/>
      <number:currency-symbol number:language="en" number:country="US">$</number:currency-symbol>
      <number:text> -</number:text>
      <number:number number:decimal-places="2" number:min-integer-digits="1" number:grouping="true"/>
    </number:currency-style>
    <number:currency-style style:name="N112">
      <style:text-properties fo:color="#ff0000"/>
      <number:currency-symbol number:language="en" number:country="US">$</number:currency-symbol>
      <number:text> </number:text>
      <number:number number:decimal-places="2" number:min-integer-digits="1" number:grouping="true"/>
      <style:map style:condition="value()&gt;0" style:apply-style-name="N112P0"/>
      <style:map style:condition="value()&lt;0" style:apply-style-name="N112P1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text> </number:text>
      <number:number number:decimal-places="0" number:min-integer-digits="3" number:grouping="true"/>
    </number:currency-style>
    <number:currency-style style:name="N117P1" style:volatile="true">
      <style:text-properties fo:color="#ff0000"/>
      <number:currency-symbol number:language="en" number:country="US">$</number:currency-symbol>
      <number:text> -</number:text>
      <number:number number:decimal-places="0" number:min-integer-digits="3" number:grouping="true"/>
    </number:currency-style>
    <number:currency-style style:name="N117">
      <style:text-properties fo:color="#ff0000"/>
      <number:currency-symbol number:language="en" number:country="US">$</number:currency-symbol>
      <number:text> </number:text>
      <number:number number:decimal-places="0" number:min-integer-digits="3" number:grouping="true"/>
      <style:map style:condition="value()&gt;0" style:apply-style-name="N117P0"/>
      <style:map style:condition="value()&lt;0" style:apply-style-name="N117P1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-00-0000</text:date>, <text:time style:data-style-name="N2" text:time-value="23:06:50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1:12:41.179000000</meta:creation-date>
    <dc:date>2016-10-13T23:14:47.536000000</dc:date>
    <meta:editing-duration>P1DT12H49M37S</meta:editing-duration>
    <meta:editing-cycles>109</meta:editing-cycles>
    <meta:generator>LibreOffice/4.4.0.3$Windows_x86 LibreOffice_project/de093506bcdc5fafd9023ee680b8c60e3e0645d7</meta:generator>
    <meta:document-statistic meta:table-count="1" meta:cell-count="559" meta:object-count="0"/>
  </office:meta>
</office:document-meta>
</file>